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794D75926BFEBA4.jpg" manifest:media-type="image/jpeg"/>
  <manifest:file-entry manifest:full-path="Pictures/10000000000007D3000005DC4FFD2C2704D9634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5.857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3.256cm" fo:wrap-option="wrap"/>
      <style:paragraph-properties style:writing-mode="lr-tb"/>
    </style:style>
    <style:style style:name="pr5" style:family="presentation" style:parent-style-name="blue-squares1-outline1">
      <style:graphic-properties fo:min-height="10.076cm" fo:wrap-option="wrap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squares1-title">
      <style:graphic-properties fo:min-height="3.506cm"/>
      <style:paragraph-properties style:writing-mode="lr-tb"/>
    </style:style>
    <style:style style:name="pr8" style:family="presentation" style:parent-style-name="blue-squares1-outline1">
      <style:graphic-properties fo:min-height="12.18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outline1">
      <style:graphic-properties fo:min-height="14.006cm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font-size="36pt" fo:language="fr" fo:country="FR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fo:language="fr" fo:country="FR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language="fr" fo:country="FR"/>
    </style:style>
    <style:style style:name="P4" style:family="paragraph">
      <style:paragraph-properties style:punctuation-wrap="simple" style:line-break="strict" style:writing-mode="lr-tb"/>
      <style:text-properties fo:language="fr" fo:country="F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15.675cm" svg:height="5.857cm" svg:x="10.625cm" svg:y="6.51cm" presentation:class="title" presentation:user-transformed="true">
          <draw:text-box>
            <text:p><text:span text:style-name="T1">Faites passer une librairie jQuery vers React</text:span></text:p>
          </draw:text-box>
        </draw:frame>
        <draw:frame presentation:style-name="pr2" draw:text-style-name="P2" draw:layer="layout" svg:width="11.695cm" svg:height="1.905cm" svg:x="14.605cm" svg:y="12.53cm" presentation:class="subtitle" presentation:user-transformed="true">
          <draw:text-box>
            <text:p><text:span text:style-name="T1">WealthHealth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><text:span text:style-name="T1">Récapitulatif des principales tâches</text:span></text:p>
          </draw:text-box>
        </draw:frame>
        <draw:frame presentation:style-name="pr5" draw:text-style-name="P4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<text:span text:style-name="T1">Convertir l'ensemble du projet HRNet en React. </text:span></text:p>
              </text:list-item>
              <text:list-item>
                <text:p><text:span text:style-name="T1">Convertir l'un des quatre plugins jQuery actuels en React. </text:span></text:p>
              </text:list-item>
              <text:list-item>
                <text:p><text:span text:style-name="T1">Remplacer les 3 plugins jQuery restants par des composants React. </text:span></text:p>
              </text:list-item>
              <text:list-item>
                <text:p><text:span text:style-name="T1">Effectuer des tests de performance Lighthouse en comparant l'ancienne et la nouvelle applica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>
          <draw:text-box>
            <text:p>Convertir l'ensemble du projet HRNet en React</text:p>
          </draw:text-box>
        </draw:frame>
        <draw:frame presentation:style-name="pr8" draw:text-style-name="P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ouvelle version des pages "Create Employee" et "Employee List".</text:p>
                <text:list>
                  <text:list-item>
                    <text:p>Formulaire de création d’employé</text:p>
                  </text:list-item>
                  <text:list-item>
                    <text:p>Liste des employés</text:p>
                  </text:list-item>
                </text:list>
              </text:list-item>
              <text:list-item>
                <text:p>Système de gestion d'état.</text:p>
                <text:list>
                  <text:list-item>
                    <text:p>Stocker le résultat des requêtes</text:p>
                  </text:list-item>
                </text:list>
              </text:list-item>
              <text:list-item>
                <text:p>Cohérence au niveau du style.</text:p>
              </text:list-item>
              <text:list-item>
                <text:p>Création d’un fausse api asynchrone.</text:p>
                <text:list>
                  <text:list-item>
                    <text:p>getEmployees</text:p>
                  </text:list-item>
                  <text:list-item>
                    <text:p>saveEmploy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 presentation:user-transformed="true">
          <draw:text-box>
            <text:p>Pages "Create Employee" et "Employee List".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Utilisation de <text:a xlink:href="https://reactrouter.com/" xlink:type="simple">React Router</text:a><text:s/>pour gérer les routes de l’application.</text:p>
                <text:list>
                  <text:list-item>
                    <text:p>C’est le package recommandé par React pour cette tache.</text:p>
                  </text:list-item>
                </text:list>
              </text:list-item>
              <text:list-item>
                <text:p>Utilisation de <text:a xlink:href="https://react-hook-form.com/" xlink:type="simple">React Hook Form</text:a></text:p>
                <text:list>
                  <text:list-item>
                    <text:p>Package très utilisé et bien maintenu. Performant, flexible et extensible.</text:p>
                  </text:list-item>
                  <text:list-item>
                    <text:p>Avantages :</text:p>
                    <text:list>
                      <text:list-item>
                        <text:p>Validation des champs</text:p>
                      </text:list-item>
                      <text:list-item>
                        <text:p>Moins de code à écrire</text:p>
                      </text:list-item>
                      <text:list-item>
                        <text:p>Environ 2 175 525 de téléchargements par sema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 presentation:user-transformed="true">
          <draw:text-box>
            <text:p>Système de gestion d'état. Plusieurs types d’état</text:p>
          </draw:text-box>
        </draw:frame>
        <draw:frame presentation:style-name="pr10" draw:text-style-name="P5" draw:layer="layout" svg:width="25.199cm" svg:height="14.006cm" svg:x="1.4cm" svg:y="6.314cm" presentation:class="outline" presentation:user-transformed="true">
          <draw:text-box>
            <text:list text:style-name="L2">
              <text:list-item>
                <text:p>Les états du formulaire sont gérés par le package React Hook Form.</text:p>
              </text:list-item>
              <text:list-item>
                <text:p>L’état de la fenêtre modale est géré par le hook useState.</text:p>
                <text:list>
                  <text:list-item>
                    <text:p>Création d’un état « value » : booléen et d’une fonction toggle.</text:p>
                  </text:list-item>
                  <text:list-item>
                    <text:p>Il n’y pas de raison pour que cet état soit global.</text:p>
                  </text:list-item>
                </text:list>
              </text:list-item>
              <text:list-item>
                <text:p>L’état de la requête est géré par React Query.</text:p>
                <text:list>
                  <text:list-item>
                    <text:p>La meilleur façon, selon l’équipe react, de gérer l’état des requêtes <text:s/>asynchrones, est d’utiliser un framework tel que celui-ci. React query se charge de garder les donnés du client synchronisé avec le serveur.</text:p>
                  </text:list-item>
                  <text:list-item>
                    <text:p>Gestion du cache, <text:s/>mise à jour de la requête basé sur la réponse du serveur en cas de mutation.</text:p>
                  </text:list-item>
                  <text:list-item>
                    <text:p>Bien maintenu. Environ 1 478 806 de téléchargement par semaine.</text:p>
                  </text:list-item>
                  <text:list-item>
                    <text:p>Code beaucoup plus déclaratif. Ne plus gérer manuellement l’état des promesses.<text:line-break/>Le développeur se concentre sur le code méti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 presentation:user-transformed="true">
          <draw:text-box>
            <text:p>Cohérence au niveau du style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Utilisation de sass</text:p>
              </text:list-item>
              <text:list-item>
                <text:p>Quelques petites améliorations par rapport au design actu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 presentation:user-transformed="true">
          <draw:text-box>
            <text:p>Conversion du plugin de table de données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Pourquoi ce choix ?</text:p>
                <text:list>
                  <text:list-item>
                    <text:p>C’est le plugin qui contient le plus de fonctionnalités.</text:p>
                  </text:list-item>
                </text:list>
              </text:list-item>
              <text:list-item>
                <text:p>Analyse du plugin jquery</text:p>
                <text:list>
                  <text:list-item>
                    <text:p>Fonctionnalités :</text:p>
                    <text:list>
                      <text:list-item>
                        <text:p>Filtrage</text:p>
                      </text:list-item>
                      <text:list-item>
                        <text:p>Pagination</text:p>
                      </text:list-item>
                      <text:list-item>
                        <text:p>Tri</text:p>
                      </text:list-item>
                    </text:list>
                  </text:list-item>
                  <text:list-item>
                    <text:p>Usage :</text:p>
                    <text:list>
                      <text:list-item>
                        <text:p>Il faut fournir un objet avec les labels et les données</text:p>
                      </text:list-item>
                    </text:list>
                  </text:list-item>
                </text:list>
              </text:list-item>
              <text:list-item>
                <text:p>Le composant react réalise ces fonctionnalités avec le même us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 presentation:user-transformed="true">
          <draw:text-box>
            <text:p>Fonctionnement du plugin de table de données</text:p>
          </draw:text-box>
        </draw:frame>
        <draw:frame presentation:style-name="pr8" draw:text-style-name="P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e plugin ne fait qu’une chose </text:p>
                <text:list>
                  <text:list-item>
                    <text:p>Il affiche sous forme de tableau les données passées en props et ajoute des fonctionnalités</text:p>
                  </text:list-item>
                  <text:list-item>
                    <text:p>Il ne gère pas la récupération de donnée.</text:p>
                  </text:list-item>
                </text:list>
              </text:list-item>
              <text:list-item>
                <text:p>Utilisation de context API et de useReducer pour la gestion des états</text:p>
                <text:list>
                  <text:list-item>
                    <text:p>Système de gestion d’état de react.</text:p>
                  </text:list-item>
                  <text:list-item>
                    <text:p>Implique moins de dépendance à des packages externes.</text:p>
                  </text:list-item>
                </text:list>
              </text:list-item>
              <text:list-item>
                <text:p>Création du package et publication sur npm</text:p>
                <text:list>
                  <text:list-item>
                    <text:p>Documentation et exemple incl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>
          <draw:text-box>
            <text:p>Plugin de sélection de date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Simple utilisation de l’api du navigateur.</text:p>
                <text:list>
                  <text:list-item>
                    <text:p>Utilisation de &lt;input type="date"&gt;</text:p>
                  </text:list-item>
                </text:list>
              </text:list-item>
              <text:list-item>
                <text:p>Aucun besoin de créer un composant spécial.</text:p>
                <text:list>
                  <text:list-item>
                    <text:p>Gain de performance. Bundle plus pet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>
          <draw:text-box>
            <text:p>Plugin : fenêtre modal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Un simple composant &lt;Modal&gt;&lt;/Modal&gt;</text:p>
                <text:list>
                  <text:list-item>
                    <text:p>Prend en props :</text:p>
                    <text:list>
                      <text:list-item>
                        <text:p>Un titre</text:p>
                      </text:list-item>
                      <text:list-item>
                        <text:p>Un état (booléen)</text:p>
                      </text:list-item>
                      <text:list-item>
                        <text:p>Une fonction, optionnelle, pour fermer la modale</text:p>
                      </text:list-item>
                      <text:list-item>
                        <text:p>Des enfants</text:p>
                      </text:list-item>
                    </text:list>
                  </text:list-item>
                </text:list>
              </text:list-item>
              <text:list-item>
                <text:p>Utilisation d’un hook qui renvoi un état et une fonction pour changer cette ét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>
          <draw:text-box>
            <text:p>Plugin : menu déroulant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Création d’un composant &lt;Select /&gt;</text:p>
                <text:list>
                  <text:list-item>
                    <text:p>Props :</text:p>
                    <text:list>
                      <text:list-item>
                        <text:p>name: le tag «for» de la balise « label » et l’id de la balise « select »</text:p>
                      </text:list-item>
                      <text:list-item>
                        <text:p>label : le text du label</text:p>
                      </text:list-item>
                      <text:list-item>
                        <text:p>options : un tableau contenant les différents choi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7" draw:text-style-name="P5" draw:layer="layout" svg:width="25.199cm" svg:height="3.506cm" svg:x="1.4cm" svg:y="2.237cm" presentation:class="title">
          <draw:text-box>
            <text:p>Test de performance lighthouse</text:p>
          </draw:text-box>
        </draw:frame>
        <draw:frame presentation:style-name="pr8" draw:text-style-name="P5" draw:layer="layout" svg:width="25.199cm" svg:height="12.18cm" svg:x="1.4cm" svg:y="6.314cm" presentation:class="outline">
          <draw:text-box>
            <text:list text:style-name="L2">
              <text:list-item>
                <text:p>Pour la page « create employee »</text:p>
                <text:list>
                  <text:list-item>
                    <text:p>Jquery = score 94, First Contentful Paint 0,7s</text:p>
                  </text:list-item>
                  <text:list-item>
                    <text:p>React = score 100, First Contentful Paint 0,3s</text:p>
                  </text:list-item>
                </text:list>
              </text:list-item>
              <text:list-item>
                <text:p>Pour la page « employee list »</text:p>
                <text:list>
                  <text:list-item>
                    <text:p>Jquery = score 100, First Contentful Paint 0,6s</text:p>
                  </text:list-item>
                  <text:list-item>
                    <text:p>React = score 100, First Contentful Paint 0,4s</text:p>
                  </text:list-item>
                </text:list>
                <text:p>Conclusion :</text:p>
                <text:list>
                  <text:list-item text:start-value="1">
                    <text:p>Léger gain de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19:43:19.441000000</meta:creation-date>
    <meta:editing-duration>PT1H15M1S</meta:editing-duration>
    <meta:editing-cycles>17</meta:editing-cycles>
    <meta:generator>LibreOffice/7.3.4.2$Windows_X86_64 LibreOffice_project/728fec16bd5f605073805c3c9e7c4212a0120dc5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2-08-07T14:28:42.159000000</dc:date>
    <meta:document-statistic meta:object-count="83"/>
    <meta:user-defined meta:name="License">BSD (http://templates.services.openoffice.org/bsd-license)</meta:user-defined>
    <meta:template xlink:type="simple" xlink:actuate="onRequest" xlink:title="xinxinli-blue-squares" xlink:href="../../../../../../../AppData/Roaming/LibreOffice/4/user/template/xinxinli-blue-squares.otp" meta:date="2022-08-06T19:43:19.213000000"/>
  </office:meta>
</office:document-meta>
</file>